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2.6102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Default" style:data-style-name="N0"/>
    <style:style style:name="ce2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8" style:family="table-cell" style:parent-style-name="Default">
      <style:text-properties style:font-name="Calibri1" fo:font-size="10.5pt" style:font-size-asian="10.5pt" style:font-size-complex="10.5pt"/>
    </style:style>
    <style:style style:name="ce8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0" style:family="table-cell" style:parent-style-name="Default">
      <style:text-properties style:use-window-font-color="true" style:font-name="Calibri1"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5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ce26"/>
        <table:table-column table:style-name="co1" table:default-cell-style-name="ce26"/>
        <table:table-column table:style-name="co1" table:default-cell-style-name="ce26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7">
          <table:table-cell table:number-columns-repeated="3"/>
          <table:table-cell table:style-name="ce28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29" office:value-type="string">
            <text:p>Last Modified Date</text:p>
          </table:table-cell>
          <table:table-cell table:style-name="ce32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8">
          <table:table-cell table:number-columns-repeated="2"/>
          <table:table-cell table:style-name="ce27"/>
          <table:table-cell table:style-name="ce30" office:value-type="string">
            <text:p>Test Type</text:p>
          </table:table-cell>
          <table:table-cell table:style-name="ce33" office:value-type="string">
            <text:p>Total No. of Test Case</text:p>
          </table:table-cell>
          <table:table-cell table:style-name="ce33" office:value-type="string">
            <text:p>No. of Test Cases Automated completely</text:p>
          </table:table-cell>
          <table:table-cell table:style-name="ce30" office:value-type="string">
            <text:p>Automated</text:p>
          </table:table-cell>
          <table:table-cell table:style-name="ce30" office:value-type="string">
            <text:p>Passed</text:p>
          </table:table-cell>
          <table:table-cell table:style-name="ce30" office:value-type="string">
            <text:p>Failed</text:p>
          </table:table-cell>
          <table:table-cell table:style-name="ce30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Tree Navigation Views</text:p>
          </table:table-cell>
          <table:table-cell table:style-name="ce34" table:formula="of:=COUNTA([Tree_Navigation_Views_V2.A2:.A71])" office:value-type="float" office:value="51">
            <text:p>51</text:p>
          </table:table-cell>
          <table:table-cell table:style-name="ce34" table:formula="of:=COUNTIF([Tree_Navigation_Views_V2.I1:.I56];&quot;YES&quot;)" office:value-type="float" office:value="32">
            <text:p>32</text:p>
          </table:table-cell>
          <table:table-cell table:style-name="ce34" office:value-type="float" office:value="191">
            <text:p>191.00</text:p>
          </table:table-cell>
          <table:table-cell table:style-name="ce34" office:value-type="float" office:value="188">
            <text:p>188.00</text:p>
          </table:table-cell>
          <table:table-cell table:style-name="ce34" office:value-type="float" office:value="3">
            <text:p>3.00</text:p>
          </table:table-cell>
          <table:table-cell table:style-name="ce34" table:number-columns-repeated="1"/>
        </table:table-row>
        <table:table-row table:style-name="ro9">
          <table:table-cell table:number-columns-repeated="2"/>
          <table:table-cell table:style-name="ce27"/>
          <table:table-cell table:style-name="ce31" office:value-type="string">
            <text:p>Plan</text:p>
          </table:table-cell>
          <table:table-cell table:style-name="ce35"/>
          <table:table-cell table:style-name="ce34" office:value-type="float" office:value="0">
            <text:p>0</text:p>
          </table:table-cell>
          <table:table-cell table:style-name="ce34" office:value-type="float" office:value="26">
            <text:p>26.00</text:p>
          </table:table-cell>
          <table:table-cell table:style-name="ce34" office:value-type="float" office:value="24">
            <text:p>24.00</text:p>
          </table:table-cell>
          <table:table-cell table:style-name="ce34" office:value-type="float" office:value="2">
            <text:p>2.00</text:p>
          </table:table-cell>
          <table:table-cell table:style-name="ce34" table:number-columns-repeated="1"/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Command_Execution_Undo_and_Redo</text:p>
          </table:table-cell>
          <table:table-cell table:style-name="ce34" table:number-columns-repeated="2"/>
          <table:table-cell table:style-name="ce34" office:value-type="float" office:value="54">
            <text:p>54.00</text:p>
          </table:table-cell>
          <table:table-cell table:style-name="ce34" office:value-type="float" office:value="33">
            <text:p>33.00</text:p>
          </table:table-cell>
          <table:table-cell table:style-name="ce34" office:value-type="float" office:value="21">
            <text:p>21.00</text:p>
          </table:table-cell>
          <table:table-cell table:style-name="ce34" table:number-columns-repeated="1"/>
        </table:table-row>
        <table:table-row table:style-name="ro10">
          <table:table-cell table:number-columns-repeated="2"/>
          <table:table-cell table:style-name="ce27"/>
          <table:table-cell table:style-name="ce30" office:value-type="string">
            <text:p>Total</text:p>
          </table:table-cell>
          <table:table-cell table:style-name="ce36" table:formula="of:=SUM([.E8:.E10])" office:value-type="float" office:value="51">
            <text:p>51</text:p>
          </table:table-cell>
          <table:table-cell table:style-name="ce36" table:formula="of:=SUM([.F8:.F10])" office:value-type="float" office:value="32">
            <text:p>32</text:p>
          </table:table-cell>
          <table:table-cell table:style-name="ce37" table:formula="of:=SUM([.G8:.G10])" office:value-type="float" office:value="0">
            <text:p>0</text:p>
          </table:table-cell>
          <table:table-cell table:style-name="ce37" table:formula="of:=SUM([.H8:.H10])" office:value-type="float" office:value="0">
            <text:p>0</text:p>
          </table:table-cell>
          <table:table-cell table:style-name="ce37" table:formula="of:=SUM([.I8:.I10])" office:value-type="float" office:value="0">
            <text:p>0</text:p>
          </table:table-cell>
          <table:table-cell table:style-name="ce37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5" table:default-cell-style-name="ce40"/>
        <table:table-column table:style-name="co16" table:default-cell-style-name="ce48"/>
        <table:table-column table:style-name="co1" table:default-cell-style-name="ce48"/>
        <table:table-column table:style-name="co17" table:default-cell-style-name="ce40"/>
        <table:table-column table:style-name="co1" table:visibility="collapse" table:default-cell-style-name="ce48"/>
        <table:table-column table:style-name="co1" table:visibility="collapse" table:default-cell-style-name="ce48"/>
        <table:table-column table:style-name="co1" table:visibility="collapse" table:default-cell-style-name="ce48"/>
        <table:table-column table:style-name="co1" table:visibility="collapse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column table:style-name="co1" table:default-cell-style-name="ce48"/>
        <table:table-row table:style-name="ro11">
          <table:table-cell table:style-name="ce38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38" office:value-type="string">
            <text:p>KEY VERIFICATION</text:p>
          </table:table-cell>
          <table:table-cell table:style-name="ce46" table:number-columns-repeated="4"/>
          <table:table-cell table:style-name="ce46" office:value-type="string">
            <text:p>AUTOMATED</text:p>
          </table:table-cell>
          <table:table-cell table:style-name="ce46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2">
          <table:table-cell table:style-name="ce39" office:value-type="string">
            <text:p>MAV0165_SimpleFormOfTask</text:p>
          </table:table-cell>
          <table:table-cell table:style-name="ce47" table:number-columns-repeated="2"/>
          <table:table-cell table:style-name="ce39" office:value-type="string">
            <text:p>Verify that Simple form of task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0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2">
          <table:table-cell table:style-name="ce39" office:value-type="string">
            <text:p>MAV0166_AdvanceFormOfTask</text:p>
          </table:table-cell>
          <table:table-cell table:style-name="ce47" table:number-columns-repeated="2"/>
          <table:table-cell table:style-name="ce39" office:value-type="string">
            <text:p>Verify that Advance form of task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1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2">
          <table:table-cell table:style-name="ce39" office:value-type="string">
            <text:p>MAV0167_SimpleFormOfReceiveInfo</text:p>
          </table:table-cell>
          <table:table-cell table:style-name="ce47" table:number-columns-repeated="2"/>
          <table:table-cell table:style-name="ce39" office:value-type="string">
            <text:p>Verify that Simple form of Receive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2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2">
          <table:table-cell table:style-name="ce39" office:value-type="string">
            <text:p>MAV0168_AdvanceFormOfReceivenfo</text:p>
          </table:table-cell>
          <table:table-cell table:style-name="ce47" table:number-columns-repeated="2"/>
          <table:table-cell table:style-name="ce39" office:value-type="string">
            <text:p>Verify that Advance form of Receive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3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2">
          <table:table-cell table:style-name="ce39" office:value-type="string">
            <text:p>MAV0169_SimpleFormOfSendInfo</text:p>
          </table:table-cell>
          <table:table-cell table:style-name="ce47" table:number-columns-repeated="2"/>
          <table:table-cell table:style-name="ce39" office:value-type="string">
            <text:p>Verify that Simple form of Send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2">
          <table:table-cell table:style-name="ce39" office:value-type="string">
            <text:p>MAV0170_AdvanceFormOfSendInfo</text:p>
          </table:table-cell>
          <table:table-cell table:style-name="ce47" table:number-columns-repeated="2"/>
          <table:table-cell table:style-name="ce39" office:value-type="string">
            <text:p>Verify that Advance form of Send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5">
            <text:p>PASS</text:p>
          </table:table-cell>
          <table:table-cell table:style-name="ce47" table:number-columns-repeated="1"/>
          <table:table-cell table:style-name="ce55" table:number-columns-repeated="1013"/>
        </table:table-row>
        <table:table-row table:style-name="ro14">
          <table:table-cell office:value-type="string">
            <text:p>MAV0214_AddReceiveSentInfoReferences</text:p>
          </table:table-cell>
          <table:table-cell table:number-columns-repeated="2"/>
          <table:table-cell table:style-name="ce51" office:value-type="string">
            <text:p>Verify that references "Responding while unnamed" is present</text:p>
          </table:table-cell>
          <table:table-cell table:style-name="ce53"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4">
          <table:table-cell office:value-type="string">
            <text:p>MAV0215_AddInfoReceiveShowPopUpMenu</text:p>
          </table:table-cell>
          <table:table-cell table:number-columns-repeated="2"/>
          <table:table-cell table:style-name="ce51" office:value-type="string">
            <text:p>Verify that show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16_AddInfoReceiveActionPopUpMenu</text:p>
          </table:table-cell>
          <table:table-cell table:number-columns-repeated="2"/>
          <table:table-cell table:style-name="ce51" office:value-type="string">
            <text:p>Verify that action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17_AddInfoSentShowPopUpMenu</text:p>
          </table:table-cell>
          <table:table-cell table:number-columns-repeated="2"/>
          <table:table-cell table:style-name="ce51" office:value-type="string">
            <text:p>Verify that show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18_AddInfoSentActionPopUpMenu</text:p>
          </table:table-cell>
          <table:table-cell table:number-columns-repeated="2"/>
          <table:table-cell table:style-name="ce51" office:value-type="string">
            <text:p>Verify that action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19_AddInfoReceiveShowHideDetails</text:p>
          </table:table-cell>
          <table:table-cell table:number-columns-repeated="2"/>
          <table:table-cell table:style-name="ce51" office:value-type="string">
            <text:p>Verify that details can be shown and hidden of recei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5">
          <table:table-cell office:value-type="string">
            <text:p>MAV0220_AddInfoSentHideShowDetails</text:p>
          </table:table-cell>
          <table:table-cell table:number-columns-repeated="2"/>
          <table:table-cell table:style-name="ce51" office:value-type="string">
            <text:p>Verify that details can be shown and hidden of info 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6">
          <table:table-cell office:value-type="string">
            <text:p>MAV0221_AddInfoReceiveSentSendMessage</text:p>
          </table:table-cell>
          <table:table-cell table:number-columns-repeated="2"/>
          <table:table-cell table:style-name="ce51" office:value-type="string">
            <text:p>Verify that send message is present under action pop up menu of sent and recie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22_AddInfoReceiveShowElements</text:p>
          </table:table-cell>
          <table:table-cell table:number-columns-repeated="2"/>
          <table:table-cell table:style-name="ce51" office:value-type="string">
            <text:p>Verify that Element is present at info sent and receive.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23_AddInfoSentCopyCapability</text:p>
          </table:table-cell>
          <table:table-cell table:number-columns-repeated="2"/>
          <table:table-cell table:style-name="ce51" office:value-type="string">
            <text:p>Verify that Capability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MAV0224_AddInfoReceiveCopyNeed</text:p>
          </table:table-cell>
          <table:table-cell table:number-columns-repeated="2"/>
          <table:table-cell table:style-name="ce51" office:value-type="string">
            <text:p>Verify that Need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4">
          <table:table-cell table:style-name="ce41" office:value-type="string">
            <text:p>MAV0225_AddInfoReceiveRemoveInfoNeeds</text:p>
          </table:table-cell>
          <table:table-cell table:number-columns-repeated="2"/>
          <table:table-cell table:style-name="ce51" office:value-type="string">
            <text:p>Verify that Info needs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4">
          <table:table-cell table:style-name="ce41" office:value-type="string">
            <text:p>MAV0226_AddInfoSentRemoveSharingCapability</text:p>
          </table:table-cell>
          <table:table-cell table:number-columns-repeated="2"/>
          <table:table-cell table:style-name="ce51" office:value-type="string">
            <text:p>Verify that Sharing Capability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d944f192</text:p>
          </table:table-cell>
          <table:table-cell table:number-columns-repeated="1012"/>
        </table:table-row>
        <table:table-row table:style-name="ro17">
          <table:table-cell table:style-name="ce4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>Unable to locate element: {"method":"xpath"|"selector":"//div[4]/div/span/div/div[2]/div/div[2]/span/a/span"} System info: os.name: 'Windows Server 2008'| os.arch: 'x86'| os.version: '6.0'| java.version: '1.6.0_23' Driver info: driver.version: RemoteWebDriver</text:p>
          </table:table-cell>
          <table:table-cell table:style-name="ce23">
            <text:p/>
          </table:table-cell>
          <table:table-cell table:number-columns-repeated="1012"/>
        </table:table-row>
        <table:table-row table:style-name="ro17">
          <table:table-cell table:style-name="ce4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0_ResetModeOf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1_AddressPatter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2_IsSynchroNOus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4" office:value-type="string">
            <text:p>MAV0234_DeleteDeletegate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5_SecureFor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6_RequiresQualificat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7_LanguageSpoke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5" office:value-type="string">
            <text:p>MAV0238_PlanIsTemplete</text:p>
          </table:table-cell>
          <table:table-cell table:style-name="ce49" office:value-type="string">
            <text:p>Plan</text:p>
          </table:table-cell>
          <table:table-cell table:style-name="ce49"/>
          <table:table-cell table:style-name="ce52" office:value-type="string">
            <text:p>Verify that a plan is templete</text:p>
          </table:table-cell>
          <table:table-cell table:style-name="ce49" table:number-columns-repeated="4"/>
          <table:table-cell table:style-name="ce47" office:value-type="string">
            <text:p>NO</text:p>
          </table:table-cell>
          <table:table-cell table:style-name="ce54" table:number-columns-repeated="1015"/>
        </table:table-row>
        <table:table-row table:style-name="ro11">
          <table:table-cell table:style-name="ce4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4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24">
            <text:p>PASS</text:p>
          </table:table-cell>
          <table:table-cell table:number-columns-repeated="1014"/>
        </table:table-row>
        <table:table-row table:style-name="ro12">
          <table:table-cell table:style-name="ce4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25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56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75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76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77">
            <text:p>PASS</text:p>
          </table:table-cell>
          <table:table-cell table:number-columns-repeated="1014"/>
        </table:table-row>
        <table:table-row table:style-name="ro17">
          <table:table-cell table:style-name="ce4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78">
            <text:p>PASS</text:p>
          </table:table-cell>
          <table:table-cell table:number-columns-repeated="1014"/>
        </table:table-row>
        <table:table-row table:style-name="ro12">
          <table:table-cell table:style-name="ce4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79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80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1">
            <text:p>PASS</text:p>
          </table:table-cell>
          <table:table-cell table:number-columns-repeated="1014"/>
        </table:table-row>
        <table:table-row table:style-name="ro17">
          <table:table-cell table:style-name="ce4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82">
            <text:p>PASS</text:p>
          </table:table-cell>
          <table:table-cell table:number-columns-repeated="1014"/>
        </table:table-row>
        <table:table-row table:style-name="ro17">
          <table:table-cell table:style-name="ce4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83">
            <text:p>PASS</text:p>
          </table:table-cell>
          <table:table-cell table:number-columns-repeated="1014"/>
        </table:table-row>
        <table:table-row table:style-name="ro17">
          <table:table-cell table:style-name="ce4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8_ViewWhatIDoTab</text:p>
          </table:table-cell>
          <table:table-cell table:style-name="ce50" table:number-columns-repeated="2"/>
          <table:table-cell table:style-name="ce41" office:value-type="string">
            <text:p>Verify that what i do tab is present under social panel</text:p>
          </table:table-cell>
          <table:table-cell table:style-name="ce50" table:number-columns-repeated="4"/>
          <table:table-cell table:style-name="ce50" office:value-type="string">
            <text:p>NO</text:p>
          </table:table-cell>
          <table:table-cell table:style-name="ce50" table:number-columns-repeated="1015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style-name="ce43"/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>Unable to locate element: {"method":"xpath"|"selector":"//div[@class='floating']/span/div[@class='plan']/div[@class='aspect']/div[@class='tabpanel']/div[@class='tab-panel']/div[@class='req-defs']/span/table[@class='data-table']/tbody/tr[@class='even']/td/span"} System info: os.name: 'Windows Server 2008'| os.arch: 'x86'| os.version: '6.0'| java.version: '1.6.0_23' Driver info: driver.version: RemoteWebDriver</text:p>
          </table:table-cell>
          <table:table-cell table:style-name="ce0">
            <text:p>C:\Users\Administrator\Desktop\Mind-AllianceAutomationFramework\Logs\2012_04_13_02_52_13\Errors\MAC0061_Un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@class='floating']/span/div[@class='plan']/div[@class='aspect']/div[@class='tabpanel']/div[@class='tab-panel']/div[@class='req-defs']/span/table[@class='data-table']/tbody/tr[@class='even']/td/span"} System info: os.name: 'Windows Server 2008'| os.arch: 'x86'| os.version: '6.0'| java.version: '1.6.0_23' Driver info: driver.version: RemoteWebDriver</text:p>
          </table:table-cell>
          <table:table-cell table:style-name="ce3">
            <text:p>C:\Users\Administrator\Desktop\Mind-AllianceAutomationFramework\Logs\2012_04_13_02_52_13\Errors\MAC0062_Re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@class='floating']/span/div[@class='plan']/div[@class='aspect']/div[@class='tabpanel']/div[@class='tab-panel']/div[@class='req-defs']/span/table[@class='data-table']/tbody/tr[@class='even']/td/span"} System info: os.name: 'Windows Server 2008'| os.arch: 'x86'| os.version: '6.0'| java.version: '1.6.0_23' Driver info: driver.version: RemoteWebDriver</text:p>
          </table:table-cell>
          <table:table-cell table:style-name="ce6">
            <text:p>C:\Users\Administrator\Desktop\Mind-AllianceAutomationFramework\Logs\2012_04_13_02_52_13\Errors\MAC0063_UndoRemoveRequirement.logs</text:p>
          </table:table-cell>
          <table:table-cell table:number-columns-repeated="1012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@class='floating']/span/div[@class='plan']/div[@class='aspect']/div[@class='tabpanel']/div[@class='tab-panel']/div[@class='req-defs']/span/table[@class='data-table']/tbody/tr[@class='even']/td/span"} System info: os.name: 'Windows Server 2008'| os.arch: 'x86'| os.version: '6.0'| java.version: '1.6.0_23' Driver info: driver.version: RemoteWebDriver</text:p>
          </table:table-cell>
          <table:table-cell table:style-name="ce9">
            <text:p>C:\Users\Administrator\Desktop\Mind-AllianceAutomationFramework\Logs\2012_04_13_02_52_13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11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22M15S</meta:editing-duration>
    <meta:editing-cycles>143</meta:editing-cycles>
    <meta:generator>OpenOffice.org/3.2$Win32 OpenOffice.org_project/320m12$Build-9483</meta:generator>
    <dc:date>2012-03-26T11:46:08.20</dc:date>
    <meta:document-statistic meta:table-count="4" meta:cell-count="229" meta:object-count="0"/>
    <meta:user-defined meta:name="Info 1"/>
    <meta:user-defined meta:name="Info 2"/>
    <meta:user-defined meta:name="Info 3"/>
    <meta:user-defined meta:name="Info 4"/>
  </office:meta>
</office:document-meta>
</file>